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8pt" fo:font-weight="bold" officeooo:rsid="00023bec" officeooo:paragraph-rsid="00023bec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Sans" fo:font-size="14pt" fo:font-weight="normal" officeooo:rsid="00023bec" officeooo:paragraph-rsid="00023bec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FreeSans" fo:font-size="14pt" fo:font-weight="normal" officeooo:rsid="0003027b" officeooo:paragraph-rsid="0003027b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FreeSans" fo:font-weight="normal" officeooo:rsid="00023bec" officeooo:paragraph-rsid="00023bec" style:font-weight-asian="normal" style:font-weight-complex="normal"/>
    </style:style>
    <style:style style:name="P5" style:family="paragraph" style:parent-style-name="Standard">
      <style:text-properties style:font-name="FreeSans" fo:font-weight="normal" officeooo:paragraph-rsid="0003027b" style:font-weight-asian="normal" style:font-weight-complex="normal"/>
    </style:style>
    <style:style style:name="T1" style:family="text">
      <style:text-properties fo:font-size="14pt" officeooo:rsid="0003027b" style:font-size-asian="12.25pt" style:font-size-complex="14pt"/>
    </style:style>
    <style:style style:name="T2" style:family="text">
      <style:text-properties fo:font-size="14pt" officeooo:rsid="00042d67" style:font-size-asian="12.25pt" style:font-size-complex="14pt"/>
    </style:style>
    <style:style style:name="T3" style:family="text">
      <style:text-properties fo:font-size="14pt" officeooo:rsid="00067b52" style:font-size-asian="12.25pt" style:font-size-complex="14pt"/>
    </style:style>
    <style:style style:name="T4" style:family="text">
      <style:text-properties officeooo:rsid="00042d67"/>
    </style:style>
    <style:style style:name="T5" style:family="text">
      <style:text-properties officeooo:rsid="00057293"/>
    </style:style>
    <style:style style:name="T6" style:family="text">
      <style:text-properties officeooo:rsid="00067b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ure tenses – practice sentences</text:p>
      <text:p text:style-name="P4"/>
      <text:p text:style-name="P2"/>
      <text:p text:style-name="P3">1) Are you sure they <text:tab/><text:tab/>(go) to football practice?</text:p>
      <text:p text:style-name="P3"/>
      <text:p text:style-name="P3"/>
      <text:p text:style-name="P3">2) He <text:tab/><text:tab/>(not, take) the job offer.</text:p>
      <text:p text:style-name="P3"/>
      <text:p text:style-name="P3"/>
      <text:p text:style-name="P3">3) She <text:tab/><text:tab/>(<text:span text:style-name="T4">take) the bus instead of the train today.</text:span></text:p>
      <text:p text:style-name="P3"/>
      <text:p text:style-name="P3"/>
      <text:p text:style-name="P5"><text:span text:style-name="T1">4) </text:span><text:span text:style-name="T2">The bus <text:tab/><text:tab/>(</text:span><text:span text:style-name="T3">depart</text:span><text:span text:style-name="T2">) today at 8 a.m.</text:span></text:p>
      <text:p text:style-name="P5"><text:span text:style-name="T2"/></text:p>
      <text:p text:style-name="P3"/>
      <text:p text:style-name="P3">5) <text:span text:style-name="T5">Tom <text:tab/><text:tab/>(drive) to London tomorrow.</text:span></text:p>
      <text:p text:style-name="P3"/>
      <text:p text:style-name="P3"/>
      <text:p text:style-name="P3">6) <text:span text:style-name="T5">We <text:tab/><text:tab/>(fly) to Austria next year.</text:span></text:p>
      <text:p text:style-name="P3"/>
      <text:p text:style-name="P3"/>
      <text:p text:style-name="P3">7) <text:span text:style-name="T5">She thinks <text:tab/><text:tab/>(rain) later today.</text:span></text:p>
      <text:p text:style-name="P3"/>
      <text:p text:style-name="P3"/>
      <text:p text:style-name="P3">8) <text:span text:style-name="T5">The tour <text:tab/><text:tab/><text:tab/>(not take) that long.</text:span></text:p>
      <text:p text:style-name="P3"/>
      <text:p text:style-name="P3"/>
      <text:p text:style-name="P3">9) He <text:tab/><text:tab/><text:tab/> (drive) his car today.</text:p>
      <text:p text:style-name="P3"/>
      <text:p text:style-name="P3"/>
      <text:p text:style-name="P3">10) <text:span text:style-name="T6">The train <text:tab/><text:tab/>(arrive) 15 minutes later than expec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by Jakob Franze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5:35:28.179734188</meta:creation-date>
    <dc:date>2021-09-15T15:19:36.247238462</dc:date>
    <meta:editing-duration>PT6M39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1" meta:paragraph-count="12" meta:word-count="82" meta:character-count="451" meta:non-whitespace-character-count="357"/>
  </office:meta>
</office:document-meta>
</file>